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35a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VR-Powered Python Math Lab Prototype for FIELD FRAMEWORK</text:p>
      <text:p text:style-name="Standard"/>
      <text:p text:style-name="Standard">## Overview</text:p>
      <text:p text:style-name="Standard">This repository provides a real-time **VR-powered mathematical visualization environment** for investigating the **FIELD FRAMEWORK**.</text:p>
      <text:p text:style-name="Standard">The system integrates Python-based computational mathematics with **VR visualization**, allowing users to explore dynamic field structures interactively.</text:p>
      <text:p text:style-name="Standard"/>
      <text:p text:style-name="Standard">## Features</text:p>
      <text:p text:style-name="Standard">- **Real-time field computations** using Python (NumPy, SymPy, SciPy).</text:p>
      <text:p text:style-name="Standard">- **WebSocket-based communication** between Python and a VR environment.</text:p>
      <text:p text:style-name="Standard">- **Live visualization of mathematical structures** (recursive waves, Collatz dynamics, Erdős–Straus partitioning, etc.).</text:p>
      <text:p text:style-name="Standard">- **Scalable framework** for future quantum &amp; gravitational wave simulations.</text:p>
      <text:p text:style-name="Standard"/>
      <text:p text:style-name="Standard">## Installation</text:p>
      <text:p text:style-name="Standard">### Requirements</text:p>
      <text:p text:style-name="Standard">- Python 3.8+</text:p>
      <text:p text:style-name="Standard">- WebSockets (`pip install websockets`)</text:p>
      <text:p text:style-name="Standard">- NumPy (`pip install numpy`)</text:p>
      <text:p text:style-name="Standard">- SymPy (`pip install sympy`)</text:p>
      <text:p text:style-name="Standard">- SciPy (`pip install scipy`)</text:p>
      <text:p text:style-name="Standard"/>
      <text:p text:style-name="Standard">### Setup</text:p>
      <text:p text:style-name="Standard">1. Clone the repository:</text:p>
      <text:p text:style-name="Standard"><text:s text:c="3"/>```sh</text:p>
      <text:p text:style-name="Standard"><text:s text:c="3"/>git clone https://github.com/your-username/VR-Math-Lab.git</text:p>
      <text:p text:style-name="Standard"><text:s text:c="3"/>cd VR-Math-Lab</text:p>
      <text:p text:style-name="Standard"><text:s text:c="3"/>```</text:p>
      <text:p text:style-name="Standard">2. Install dependencies:</text:p>
      <text:p text:style-name="Standard"><text:s text:c="3"/>```sh</text:p>
      <text:p text:style-name="Standard"><text:s text:c="3"/>pip install -r requirements.txt</text:p>
      <text:p text:style-name="Standard"><text:s text:c="3"/>```</text:p>
      <text:p text:style-name="Standard">3. Run the WebSocket server:</text:p>
      <text:p text:style-name="Standard"><text:s text:c="3"/>```sh</text:p>
      <text:p text:style-name="Standard"><text:s text:c="3"/>python server.py</text:p>
      <text:p text:style-name="Standard"><text:s text:c="3"/>```</text:p>
      <text:p text:style-name="Standard">4. Launch the VR client (see `client/README.md` for setup details).</text:p>
      <text:p text:style-name="Standard"/>
      <text:p text:style-name="Standard">## WebSocket Server (`server.py`)</text:p>
      <text:p text:style-name="Standard"/>
      <text:p text:style-name="Standard">```python</text:p>
      <text:p text:style-name="Standard">import asyncio</text:p>
      <text:p text:style-name="Standard">import websockets</text:p>
      <text:p text:style-name="Standard">import json</text:p>
      <text:p text:style-name="Standard">import numpy as np</text:p>
      <text:p text:style-name="Standard">import sympy as sp</text:p>
      <text:p text:style-name="Standard"/>
      <text:p text:style-name="Standard"># Define a dynamic field function based on the FIELD FRAMEWORK</text:p>
      <text:p text:style-name="Standard"><text:soft-page-break/>def compute_field(t):</text:p>
      <text:p text:style-name="Standard"><text:s text:c="4"/>x, y = np.meshgrid(np.linspace(-5, 5, 30), np.linspace(-5, 5, 30))</text:p>
      <text:p text:style-name="Standard"><text:s text:c="4"/>field = np.sin(x * t) * np.cos(y * t) <text:s/># Example dynamic wave field from the FIELD FRAMEWORK</text:p>
      <text:p text:style-name="Standard"><text:s text:c="4"/>return field.tolist()</text:p>
      <text:p text:style-name="Standard"/>
      <text:p text:style-name="Standard">async def send_math_data(websocket, path):</text:p>
      <text:p text:style-name="Standard"><text:s text:c="4"/>"""Sends computed field data from the FIELD FRAMEWORK to the VR WebSocket connection."""</text:p>
      <text:p text:style-name="Standard"><text:s text:c="4"/>t = 0</text:p>
      <text:p text:style-name="Standard"><text:s text:c="4"/>while True:</text:p>
      <text:p text:style-name="Standard"><text:s text:c="8"/>field_data = compute_field(t)</text:p>
      <text:p text:style-name="Standard"><text:s text:c="8"/>response = json.dumps({"time": t, "field": field_data})</text:p>
      <text:p text:style-name="Standard"><text:s text:c="8"/>await websocket.send(response)</text:p>
      <text:p text:style-name="Standard"><text:s text:c="8"/>t += 0.1 <text:s/># Increment simulation time</text:p>
      <text:p text:style-name="Standard"><text:s text:c="8"/>await asyncio.sleep(0.1) <text:s/># Adjust refresh rate</text:p>
      <text:p text:style-name="Standard"/>
      <text:p text:style-name="Standard"># Run WebSocket Server for FIELD FRAMEWORK interaction</text:p>
      <text:p text:style-name="Standard">start_server = websockets.serve(send_math_data, "localhost", 8765)</text:p>
      <text:p text:style-name="Standard">print("WebSocket Server for FIELD FRAMEWORK running on ws://localhost:8765")</text:p>
      <text:p text:style-name="Standard">asyncio.get_event_loop().run_until_complete(start_server)</text:p>
      <text:p text:style-name="Standard">asyncio.get_event_loop().run_forever()</text:p>
      <text:p text:style-name="Standard">```</text:p>
      <text:p text:style-name="Standard"/>
      <text:p text:style-name="Standard">## Contributing</text:p>
      <text:p text:style-name="Standard">- Fork the repository.</text:p>
      <text:p text:style-name="Standard">- Create a new branch (`feature-new-field`).</text:p>
      <text:p text:style-name="Standard">- Submit a pull request with clear documentation and comments.</text:p>
      <text:p text:style-name="Standard"/>
      <text:p text:style-name="Standard">## License</text:p>
      <text:p text:style-name="Standard">MIT License © 2024 <text:span text:style-name="T1">Doina Martin</text:span></text:p>
      <text:p text:style-name="Standard"/>
      <text:p text:style-name="Standard">---</text:p>
      <text:p text:style-name="Standard">🚀 **Explore the FIELD FRAMEWORK in an immersive VR environment!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9:28:14.943741666</meta:creation-date>
    <dc:date>2025-02-01T16:50:34.270691728</dc:date>
    <meta:editing-duration>PT2M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66" meta:word-count="326" meta:character-count="2537" meta:non-whitespace-character-count="2181"/>
  </office:meta>
</office:document-meta>
</file>